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2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Advance Wars: Days of Rui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Advance Wars: Dual Strik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nimal Crossing 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Animal Crossing: City Folk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nimal Crossing: New Horizon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imal Crossing: New Leaf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imal Crossing: Wild World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Baten Kaitos Origin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Baten Kaitos: Eternal Wings and the Lost Ocean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Call of Duty: Black Op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ll of Duty: Modern Warfare 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levania: Aria of Sorrow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Castlevania: Circle of the Moon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Castlevania: Dawn of Sorrow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Castlevania: Order of Eecles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astlevania: Portrait of Ruin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Castlevania: Symphony of the Night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Chrono Trigger D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ysi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Deus Ex: Human Revolutio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isgaea 5 Complet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r. Mario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ragon Age: Origin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Dust: An Elysian Tai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allout 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inal Fantasy III D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Final Fantasy Tactics A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inal Fantasy Tactics Advance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Final Fantasy XII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od of War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Golden Sun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olden Sun: The Lost Age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Halo 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Halo 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Hollow Knight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mperialism II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Infamous <text:s/>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Infamous 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ade Empir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Jet Force Gemini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Kirby Air Ride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LittleBigPlanet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LittleBigPlanet Kart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io &amp; Luigi: Partners in Time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Mario &amp; Luigi: Superstar Saga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Mario Kart 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io Kart 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io Kart D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ass Effect 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ass Effect 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etroid Fusion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Metroid Prime (Trilogy Edition)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troid Prime 2: Echoes (Trilogy Edition)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etroid Prime 3: Corruptio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troid Prime: Hunter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Metroid: Zero Mission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intendoland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okemon Alpha Sapphi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okemon Black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okemon Black 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okemon Colosseum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Pokemon Diamond/Pearl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Pokemon Emerald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Pokemon Firered/Leafgreen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Pokemon G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okemon Gold/Silver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kemon Let’s Go Eeve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Pokemon Platinum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Pokemon Red/Blue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Pokemon Ruby/Sapphire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Pokemon Soulsilver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Pokemon Sun/Mo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okemon X/Y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okemon XD: Gale of Darknes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Pokemon Yellow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Portal 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adiant Historia: Perfect Chro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esident Evil 4 Wii Editio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Snipperclip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onic Adventure DX: Director’s Cut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onic Adventure 2: Battle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tar Wars: Knights of the Old Republic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tar Wars: Knights of the Old Republic 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Star Wars: The Force Unleashed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Steamworld Di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per Mario 6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Super Mario Bros. 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Super Mario Bros. 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Super Mario Galaxy <text:s/>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Super Mario Galaxy 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uper Metroid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Super Smash Bros 6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Super Smash Bros Brawl/Project M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Super Smash Bros. For Wii U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uper Smash Bros. Melee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Super Smash Bros. Ultimat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he Conduit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The Elder Scrolls IV: Oblivion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he Elder Scrolls V: Skyrim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he Legend of Zelda: A Link to the Past/Four Swords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The Legend of Zelda: Breath of the Wild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he Legend of Zelda: Link’s Awakening DX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The Legend of Zelda: Link Between World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he Legend of Zelda: Majora’s Mask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he Legend of Zelda: Majora’s Mask 3D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he Legend of Zelda: Ocarina of Time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The Legend of Zelda: Ocarina of Time 3D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he Legend of Zelda: Oracle of Age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he Legend of Zelda: Oracle of Seasons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he Legend of Zelda: Minish Cap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The Legend of Zelda: Phantom Hourglas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The Legend of Zelda: Skyward Sword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he Legend of Zelda: The Wind Waker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The Legend of Zelda: Twilight Princes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ropico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nreal Tournament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Wii Sport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Wii Sports Resort</text:p>
          </table:table-cell>
          <table:table-cell office:value-type="float" office:value="2009" calcext:value-type="float">
            <text:p>2009</text:p>
          </table:table-cell>
        </table:table-row>
      </table:table>
      <table:named-expressions/>
      <table:database-ranges>
        <table:database-range table:name="__Anonymous_Sheet_DB__0" table:target-range-address="Sheet1.A3:Sheet1.A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2:50:16.902688881</meta:creation-date>
    <dc:date>2020-03-28T00:22:00.989836357</dc:date>
    <meta:editing-duration>PT1H31M19S</meta:editing-duration>
    <meta:editing-cycles>69</meta:editing-cycles>
    <meta:generator>LibreOffice/6.0.7.3$Linux_X86_64 LibreOffice_project/00m0$Build-3</meta:generator>
    <meta:document-statistic meta:table-count="1" meta:cell-count="244" meta:object-count="0"/>
  </office:meta>
</office:document-meta>
</file>